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10/Pictures/2000000A000000DD000000DD245BE18F0D847CFC.svm" manifest:media-type="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61pt"/>
    </style:style>
    <style:style style:name="co2" style:family="table-column">
      <style:table-column-properties fo:break-before="auto" style:column-width="103.61pt"/>
    </style:style>
    <style:style style:name="co3" style:family="table-column">
      <style:table-column-properties fo:break-before="auto" style:column-width="92.4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7.14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69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Arial" style:font-name-asian="Microsoft YaHei" style:font-name-complex="Mang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VAT_Gender_2014" table:style-name="ta1">
        <table:shapes>
          <draw:frame draw:z-index="0" draw:style-name="gr1" draw:text-style-name="P1" svg:width="886.93pt" svg:height="604.6pt" svg:x="497.59pt" svg:y="33.14pt">
            <loext:p draw:notify-on-update-of-ranges="NVAT_Gender_2014.A3:NVAT_Gender_2014.A6 NVAT_Gender_2014.B2:NVAT_Gender_2014.B2 NVAT_Gender_2014.B3:NVAT_Gender_2014.B6 NVAT_Gender_2014.C2:NVAT_Gender_2014.C2 NVAT_Gender_2014.C3:NVAT_Gender_2014.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ypes of Crime</text:p>
          </table:table-cell>
          <table:table-cell office:value-type="string" calcext:value-type="string" table:number-columns-spanned="2" table:number-rows-spanned="1">
            <text:p>Gender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pe/Sexual Assault</text:p>
          </table:table-cell>
          <table:table-cell office:value-type="float" office:value="28032" calcext:value-type="float">
            <text:p>28032</text:p>
          </table:table-cell>
          <table:table-cell office:value-type="float" office:value="256313" calcext:value-type="float">
            <text:p>256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395544" calcext:value-type="float">
            <text:p>395544</text:p>
          </table:table-cell>
          <table:table-cell office:value-type="float" office:value="268668" calcext:value-type="float">
            <text:p>2686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gravated Assault</text:p>
          </table:table-cell>
          <table:table-cell office:value-type="float" office:value="660072" calcext:value-type="float">
            <text:p>660072</text:p>
          </table:table-cell>
          <table:table-cell office:value-type="float" office:value="432019" calcext:value-type="float">
            <text:p>432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 Assault</text:p>
          </table:table-cell>
          <table:table-cell office:value-type="float" office:value="1657905" calcext:value-type="float">
            <text:p>1657905</text:p>
          </table:table-cell>
          <table:table-cell office:value-type="float" office:value="1661018" calcext:value-type="float">
            <text:p>1661018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!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Victimiz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e/Sexual Assault</text:p>
          </table:table-cell>
          <table:table-cell table:number-columns-repeated="3"/>
          <table:table-cell office:value-type="float" office:value="284345" calcext:value-type="float">
            <text:p>2843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28032" calcext:value-type="float">
            <text:p>280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256313" calcext:value-type="float">
            <text:p>256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ery</text:p>
          </table:table-cell>
          <table:table-cell table:number-columns-repeated="3"/>
          <table:table-cell office:value-type="float" office:value="664211" calcext:value-type="float">
            <text:p>6642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395544" calcext:value-type="float">
            <text:p>3955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268668" calcext:value-type="float">
            <text:p>2686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gravated Assault</text:p>
          </table:table-cell>
          <table:table-cell table:number-columns-repeated="3"/>
          <table:table-cell office:value-type="float" office:value="1092091" calcext:value-type="float">
            <text:p>10920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660072" calcext:value-type="float">
            <text:p>6600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432019" calcext:value-type="float">
            <text:p>43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 Assault</text:p>
          </table:table-cell>
          <table:table-cell table:number-columns-repeated="3"/>
          <table:table-cell office:value-type="float" office:value="3318923" calcext:value-type="float">
            <text:p>33189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1657905" calcext:value-type="float">
            <text:p>16579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1661018" calcext:value-type="float">
            <text:p>1661018</text:p>
          </table:table-cell>
          <table:table-cell table:number-columns-repeated="3"/>
        </table:table-row>
      </table:table>
      <table:table table:name="percent_reported_2014" table:style-name="ta1">
        <table:shapes>
          <draw:frame draw:z-index="0" draw:style-name="gr1" draw:text-style-name="P1" svg:width="917.32pt" svg:height="524.04pt" svg:x="365.02pt" svg:y="52.7pt">
            <loext:p draw:notify-on-update-of-ranges="percent_reported_2014.A3:percent_reported_2014.A6 percent_reported_2014.B2:percent_reported_2014.B2 percent_reported_2014.B3:percent_reported_2014.B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rime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cent reported</text:p>
          </table:table-cell>
        </table:table-row>
        <table:table-row table:style-name="ro1">
          <table:table-cell office:value-type="string" calcext:value-type="string">
            <text:p>Rape/Sexual Assault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string" calcext:value-type="string">
            <text:p>Aggravated Assault</text:p>
          </table:table-cell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string" calcext:value-type="string">
            <text:p>Simple Assault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gender-reportrate2014" table:style-name="ta1">
        <table:shapes>
          <draw:frame draw:z-index="0" draw:style-name="gr1" draw:text-style-name="P1" svg:width="993.17pt" svg:height="624.93pt" svg:x="843.85pt" svg:y="38.38pt">
            <loext:p draw:notify-on-update-of-ranges="'gender-reportrate2014'.I3:'gender-reportrate2014'.I10 'gender-reportrate2014'.J2:'gender-reportrate2014'.J2 'gender-reportrate2014'.J3:'gender-reportrate2014'.J10 'gender-reportrate2014'.K2:'gender-reportrate2014'.K2 'gender-reportrate2014'.K3:'gender-reportrate2014'.K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972.94pt" svg:height="552.84pt" svg:x="822.98pt" svg:y="751.97pt">
            <loext:p draw:notify-on-update-of-ranges="'gender-reportrate2014'.I3:'gender-reportrate2014'.I10 'gender-reportrate2014'.J2:'gender-reportrate2014'.J2 'gender-reportrate2014'.J3:'gender-reportrate2014'.J10 'gender-reportrate2014'.K2:'gender-reportrate2014'.K2 'gender-reportrate2014'.K3:'gender-reportrate2014'.K1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129.1pt" svg:height="755.18pt" svg:x="1943.66pt" svg:y="41.41pt">
            <loext:p draw:notify-on-update-of-ranges="'gender-reportrate2014'.F17:'gender-reportrate2014'.F20 'gender-reportrate2014'.G16:'gender-reportrate2014'.G16 'gender-reportrate2014'.G17:'gender-reportrate2014'.G20 'gender-reportrate2014'.H16:'gender-reportrate2014'.H16 'gender-reportrate2014'.H17:'gender-reportrate2014'.H20 'gender-reportrate2014'.J16:'gender-reportrate2014'.J16 'gender-reportrate2014'.J17:'gender-reportrate2014'.J20 'gender-reportrate2014'.K16:'gender-reportrate2014'.K16 'gender-reportrate2014'.K17:'gender-reportrate2014'.K2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Typ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table:number-columns-repeated="2"/>
          <table:table-cell office:value-type="string" calcext:value-type="string">
            <text:p>Reported</text:p>
          </table:table-cell>
          <table:table-cell office:value-type="string" calcext:value-type="string">
            <text:p>Unreported</text:p>
          </table:table-cell>
          <table:table-cell table:number-columns-repeated="2"/>
          <table:table-cell office:value-type="string" calcext:value-type="string">
            <text:p>Reported</text:p>
          </table:table-cell>
          <table:table-cell office:value-type="string" calcext:value-type="string">
            <text:p>Unreported</text:p>
          </table:table-cell>
        </table:table-row>
        <table:table-row table:style-name="ro1">
          <table:table-cell office:value-type="string" calcext:value-type="string">
            <text:p>Reported Rape/Sexual Assault</text:p>
          </table:table-cell>
          <table:table-cell office:value-type="float" office:value="1489" calcext:value-type="float">
            <text:p>1489</text:p>
          </table:table-cell>
          <table:table-cell office:value-type="float" office:value="93931" calcext:value-type="float">
            <text:p>93931</text:p>
          </table:table-cell>
          <table:table-cell/>
          <table:table-cell office:value-type="string" calcext:value-type="string">
            <text:p>Rape/Sexual Assault – M</text:p>
          </table:table-cell>
          <table:table-cell office:value-type="float" office:value="1489" calcext:value-type="float">
            <text:p>1489</text:p>
          </table:table-cell>
          <table:table-cell office:value-type="float" office:value="23367" calcext:value-type="float">
            <text:p>23367</text:p>
          </table:table-cell>
          <table:table-cell/>
          <table:table-cell office:value-type="string" calcext:value-type="string">
            <text:p>Rape/Sexual Assault – M</text:p>
          </table:table-cell>
          <table:table-cell office:value-type="float" office:value="1489" calcext:value-type="float">
            <text:p>1489</text:p>
          </table:table-cell>
          <table:table-cell office:value-type="float" office:value="23367" calcext:value-type="float">
            <text:p>23367</text:p>
          </table:table-cell>
        </table:table-row>
        <table:table-row table:style-name="ro1">
          <table:table-cell office:value-type="string" calcext:value-type="string">
            <text:p>Unreported Rape/Sexual Assault</text:p>
          </table:table-cell>
          <table:table-cell office:value-type="float" office:value="23367" calcext:value-type="float">
            <text:p>23367</text:p>
          </table:table-cell>
          <table:table-cell office:value-type="float" office:value="159023" calcext:value-type="float">
            <text:p>159023</text:p>
          </table:table-cell>
          <table:table-cell/>
          <table:table-cell table:style-name="ce1" office:value-type="string" calcext:value-type="string">
            <text:p>Rape/Sexual Assault – F</text:p>
          </table:table-cell>
          <table:table-cell office:value-type="float" office:value="93931" calcext:value-type="float">
            <text:p>93931</text:p>
          </table:table-cell>
          <table:table-cell office:value-type="float" office:value="159023" calcext:value-type="float">
            <text:p>159023</text:p>
          </table:table-cell>
          <table:table-cell/>
          <table:table-cell office:value-type="string" calcext:value-type="string">
            <text:p>Robbery – M</text:p>
          </table:table-cell>
          <table:table-cell office:value-type="float" office:value="226858" calcext:value-type="float">
            <text:p>226858</text:p>
          </table:table-cell>
          <table:table-cell office:value-type="float" office:value="168686" calcext:value-type="float">
            <text:p>168686</text:p>
          </table:table-cell>
        </table:table-row>
        <table:table-row table:style-name="ro1">
          <table:table-cell office:value-type="string" calcext:value-type="string">
            <text:p>Reported Robbery</text:p>
          </table:table-cell>
          <table:table-cell office:value-type="float" office:value="226858" calcext:value-type="float">
            <text:p>226858</text:p>
          </table:table-cell>
          <table:table-cell office:value-type="float" office:value="177964" calcext:value-type="float">
            <text:p>177964</text:p>
          </table:table-cell>
          <table:table-cell/>
          <table:table-cell office:value-type="string" calcext:value-type="string">
            <text:p>Robbery – M</text:p>
          </table:table-cell>
          <table:table-cell office:value-type="float" office:value="226858" calcext:value-type="float">
            <text:p>226858</text:p>
          </table:table-cell>
          <table:table-cell office:value-type="float" office:value="168686" calcext:value-type="float">
            <text:p>168686</text:p>
          </table:table-cell>
          <table:table-cell/>
          <table:table-cell office:value-type="string" calcext:value-type="string">
            <text:p>Aggravated Assault – M</text:p>
          </table:table-cell>
          <table:table-cell office:value-type="float" office:value="377360" calcext:value-type="float">
            <text:p>377360</text:p>
          </table:table-cell>
          <table:table-cell office:value-type="float" office:value="279314" calcext:value-type="float">
            <text:p>279314</text:p>
          </table:table-cell>
        </table:table-row>
        <table:table-row table:style-name="ro1">
          <table:table-cell office:value-type="string" calcext:value-type="string">
            <text:p>Unreported Robbery</text:p>
          </table:table-cell>
          <table:table-cell office:value-type="float" office:value="168686" calcext:value-type="float">
            <text:p>168686</text:p>
          </table:table-cell>
          <table:table-cell office:value-type="float" office:value="90704" calcext:value-type="float">
            <text:p>90704</text:p>
          </table:table-cell>
          <table:table-cell/>
          <table:table-cell office:value-type="string" calcext:value-type="string">
            <text:p>Robbery – F</text:p>
          </table:table-cell>
          <table:table-cell office:value-type="float" office:value="177964" calcext:value-type="float">
            <text:p>177964</text:p>
          </table:table-cell>
          <table:table-cell office:value-type="float" office:value="90704" calcext:value-type="float">
            <text:p>90704</text:p>
          </table:table-cell>
          <table:table-cell/>
          <table:table-cell office:value-type="string" calcext:value-type="string">
            <text:p>Simple Assault – M</text:p>
          </table:table-cell>
          <table:table-cell office:value-type="float" office:value="566381" calcext:value-type="float">
            <text:p>566381</text:p>
          </table:table-cell>
          <table:table-cell office:value-type="float" office:value="1068936" calcext:value-type="float">
            <text:p>1068936</text:p>
          </table:table-cell>
        </table:table-row>
        <table:table-row table:style-name="ro1">
          <table:table-cell office:value-type="string" calcext:value-type="string">
            <text:p>Reported Aggravated Assault</text:p>
          </table:table-cell>
          <table:table-cell office:value-type="float" office:value="377360" calcext:value-type="float">
            <text:p>377360</text:p>
          </table:table-cell>
          <table:table-cell office:value-type="float" office:value="260157" calcext:value-type="float">
            <text:p>260157</text:p>
          </table:table-cell>
          <table:table-cell/>
          <table:table-cell office:value-type="string" calcext:value-type="string">
            <text:p>Aggravated Assault – M</text:p>
          </table:table-cell>
          <table:table-cell office:value-type="float" office:value="377360" calcext:value-type="float">
            <text:p>377360</text:p>
          </table:table-cell>
          <table:table-cell office:value-type="float" office:value="279314" calcext:value-type="float">
            <text:p>279314</text:p>
          </table:table-cell>
          <table:table-cell/>
          <table:table-cell table:style-name="ce1" office:value-type="string" calcext:value-type="string">
            <text:p>Rape/Sexual Assault – F</text:p>
          </table:table-cell>
          <table:table-cell office:value-type="float" office:value="93931" calcext:value-type="float">
            <text:p>93931</text:p>
          </table:table-cell>
          <table:table-cell office:value-type="float" office:value="159023" calcext:value-type="float">
            <text:p>159023</text:p>
          </table:table-cell>
        </table:table-row>
        <table:table-row table:style-name="ro1">
          <table:table-cell office:value-type="string" calcext:value-type="string">
            <text:p>Unreported Aggravated Assault</text:p>
          </table:table-cell>
          <table:table-cell office:value-type="float" office:value="279314" calcext:value-type="float">
            <text:p>279314</text:p>
          </table:table-cell>
          <table:table-cell office:value-type="float" office:value="164232" calcext:value-type="float">
            <text:p>164232</text:p>
          </table:table-cell>
          <table:table-cell/>
          <table:table-cell office:value-type="string" calcext:value-type="string">
            <text:p>Aggravated Assault – F</text:p>
          </table:table-cell>
          <table:table-cell office:value-type="float" office:value="260157" calcext:value-type="float">
            <text:p>260157</text:p>
          </table:table-cell>
          <table:table-cell office:value-type="float" office:value="164232" calcext:value-type="float">
            <text:p>164232</text:p>
          </table:table-cell>
          <table:table-cell/>
          <table:table-cell office:value-type="string" calcext:value-type="string">
            <text:p>Robbery – F</text:p>
          </table:table-cell>
          <table:table-cell office:value-type="float" office:value="177964" calcext:value-type="float">
            <text:p>177964</text:p>
          </table:table-cell>
          <table:table-cell office:value-type="float" office:value="90704" calcext:value-type="float">
            <text:p>90704</text:p>
          </table:table-cell>
        </table:table-row>
        <table:table-row table:style-name="ro1">
          <table:table-cell office:value-type="string" calcext:value-type="string">
            <text:p>Reported Simple Assault</text:p>
          </table:table-cell>
          <table:table-cell office:value-type="float" office:value="566381" calcext:value-type="float">
            <text:p>566381</text:p>
          </table:table-cell>
          <table:table-cell office:value-type="float" office:value="761839" calcext:value-type="float">
            <text:p>761839</text:p>
          </table:table-cell>
          <table:table-cell/>
          <table:table-cell office:value-type="string" calcext:value-type="string">
            <text:p>Simple Assault – M</text:p>
          </table:table-cell>
          <table:table-cell office:value-type="float" office:value="566381" calcext:value-type="float">
            <text:p>566381</text:p>
          </table:table-cell>
          <table:table-cell office:value-type="float" office:value="1068936" calcext:value-type="float">
            <text:p>1068936</text:p>
          </table:table-cell>
          <table:table-cell/>
          <table:table-cell office:value-type="string" calcext:value-type="string">
            <text:p>Aggravated Assault – F</text:p>
          </table:table-cell>
          <table:table-cell office:value-type="float" office:value="260157" calcext:value-type="float">
            <text:p>260157</text:p>
          </table:table-cell>
          <table:table-cell office:value-type="float" office:value="164232" calcext:value-type="float">
            <text:p>164232</text:p>
          </table:table-cell>
        </table:table-row>
        <table:table-row table:style-name="ro1">
          <table:table-cell office:value-type="string" calcext:value-type="string">
            <text:p>Unreported Simple Assault</text:p>
          </table:table-cell>
          <table:table-cell office:value-type="float" office:value="1068936" calcext:value-type="float">
            <text:p>1068936</text:p>
          </table:table-cell>
          <table:table-cell office:value-type="float" office:value="856151" calcext:value-type="float">
            <text:p>856151</text:p>
          </table:table-cell>
          <table:table-cell/>
          <table:table-cell office:value-type="string" calcext:value-type="string">
            <text:p>Simple Assault – F</text:p>
          </table:table-cell>
          <table:table-cell office:value-type="float" office:value="761839" calcext:value-type="float">
            <text:p>761839</text:p>
          </table:table-cell>
          <table:table-cell office:value-type="float" office:value="856151" calcext:value-type="float">
            <text:p>856151</text:p>
          </table:table-cell>
          <table:table-cell/>
          <table:table-cell office:value-type="string" calcext:value-type="string">
            <text:p>Simple Assault – F</text:p>
          </table:table-cell>
          <table:table-cell office:value-type="float" office:value="761839" calcext:value-type="float">
            <text:p>761839</text:p>
          </table:table-cell>
          <table:table-cell office:value-type="float" office:value="856151" calcext:value-type="float">
            <text:p>856151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Reported – M</text:p>
          </table:table-cell>
          <table:table-cell office:value-type="string" calcext:value-type="string">
            <text:p>Unreported – M</text:p>
          </table:table-cell>
          <table:table-cell/>
          <table:table-cell office:value-type="string" calcext:value-type="string">
            <text:p>Reported – F</text:p>
          </table:table-cell>
          <table:table-cell office:value-type="string" calcext:value-type="string">
            <text:p>Unreported – 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ape/Sexual Assault</text:p>
          </table:table-cell>
          <table:table-cell office:value-type="float" office:value="1489" calcext:value-type="float">
            <text:p>1489</text:p>
          </table:table-cell>
          <table:table-cell office:value-type="float" office:value="23367" calcext:value-type="float">
            <text:p>23367</text:p>
          </table:table-cell>
          <table:table-cell/>
          <table:table-cell office:value-type="float" office:value="93931" calcext:value-type="float">
            <text:p>93931</text:p>
          </table:table-cell>
          <table:table-cell office:value-type="float" office:value="159023" calcext:value-type="float">
            <text:p>15902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bbery</text:p>
          </table:table-cell>
          <table:table-cell office:value-type="float" office:value="226858" calcext:value-type="float">
            <text:p>226858</text:p>
          </table:table-cell>
          <table:table-cell office:value-type="float" office:value="168686" calcext:value-type="float">
            <text:p>168686</text:p>
          </table:table-cell>
          <table:table-cell/>
          <table:table-cell office:value-type="float" office:value="177964" calcext:value-type="float">
            <text:p>177964</text:p>
          </table:table-cell>
          <table:table-cell office:value-type="float" office:value="90704" calcext:value-type="float">
            <text:p>907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ggravated Assault</text:p>
          </table:table-cell>
          <table:table-cell office:value-type="float" office:value="377360" calcext:value-type="float">
            <text:p>377360</text:p>
          </table:table-cell>
          <table:table-cell office:value-type="float" office:value="279314" calcext:value-type="float">
            <text:p>279314</text:p>
          </table:table-cell>
          <table:table-cell/>
          <table:table-cell office:value-type="float" office:value="260157" calcext:value-type="float">
            <text:p>260157</text:p>
          </table:table-cell>
          <table:table-cell office:value-type="float" office:value="164232" calcext:value-type="float">
            <text:p>1642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imple Assault</text:p>
          </table:table-cell>
          <table:table-cell office:value-type="float" office:value="566381" calcext:value-type="float">
            <text:p>566381</text:p>
          </table:table-cell>
          <table:table-cell office:value-type="float" office:value="1068936" calcext:value-type="float">
            <text:p>1068936</text:p>
          </table:table-cell>
          <table:table-cell/>
          <table:table-cell office:value-type="float" office:value="761839" calcext:value-type="float">
            <text:p>761839</text:p>
          </table:table-cell>
          <table:table-cell office:value-type="float" office:value="856151" calcext:value-type="float">
            <text:p>856151</text:p>
          </table:table-cell>
        </table:table-row>
        <table:table-row table:style-name="ro1" table:number-rows-repeated="20">
          <table:table-cell table:number-columns-repeated="11"/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pe/Sexual Assault</text:p>
          </table:table-cell>
          <table:table-cell table:number-columns-repeated="3"/>
          <table:table-cell office:value-type="float" office:value="284345" calcext:value-type="float">
            <text:p>28434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28032" calcext:value-type="float">
            <text:p>28032</text:p>
          </table:table-cell>
          <table:table-cell office:value-type="string" calcext:value-type="string">
            <text:p><text:s/>!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Yes, reported to the police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string" calcext:value-type="string">
            <text:p><text:s/>!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, did not report to the police</text:p>
          </table:table-cell>
          <table:table-cell/>
          <table:table-cell office:value-type="float" office:value="23367" calcext:value-type="float">
            <text:p>23367</text:p>
          </table:table-cell>
          <table:table-cell office:value-type="string" calcext:value-type="string">
            <text:p><text:s/>!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256313" calcext:value-type="float">
            <text:p>25631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Yes, reported to the police</text:p>
          </table:table-cell>
          <table:table-cell/>
          <table:table-cell office:value-type="float" office:value="93931" calcext:value-type="float">
            <text:p>9393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, did not report to the police</text:p>
          </table:table-cell>
          <table:table-cell/>
          <table:table-cell office:value-type="float" office:value="159023" calcext:value-type="float">
            <text:p>15902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bbery</text:p>
          </table:table-cell>
          <table:table-cell table:number-columns-repeated="3"/>
          <table:table-cell office:value-type="float" office:value="664211" calcext:value-type="float">
            <text:p>66421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395544" calcext:value-type="float">
            <text:p>3955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Yes, reported to the police</text:p>
          </table:table-cell>
          <table:table-cell/>
          <table:table-cell office:value-type="float" office:value="226858" calcext:value-type="float">
            <text:p>2268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, did not report to the police</text:p>
          </table:table-cell>
          <table:table-cell/>
          <table:table-cell office:value-type="float" office:value="168686" calcext:value-type="float">
            <text:p>1686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268668" calcext:value-type="float">
            <text:p>26866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Yes, reported to the police</text:p>
          </table:table-cell>
          <table:table-cell/>
          <table:table-cell office:value-type="float" office:value="177964" calcext:value-type="float">
            <text:p>17796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, did not report to the police</text:p>
          </table:table-cell>
          <table:table-cell/>
          <table:table-cell office:value-type="float" office:value="90704" calcext:value-type="float">
            <text:p>907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ggravated Assault</text:p>
          </table:table-cell>
          <table:table-cell table:number-columns-repeated="3"/>
          <table:table-cell office:value-type="float" office:value="1092091" calcext:value-type="float">
            <text:p>10920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660072" calcext:value-type="float">
            <text:p>66007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Yes, reported to the police</text:p>
          </table:table-cell>
          <table:table-cell/>
          <table:table-cell office:value-type="float" office:value="377360" calcext:value-type="float">
            <text:p>377360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, did not report to the police</text:p>
          </table:table-cell>
          <table:table-cell/>
          <table:table-cell office:value-type="float" office:value="279314" calcext:value-type="float">
            <text:p>27931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432019" calcext:value-type="float">
            <text:p>43201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Yes, reported to the police</text:p>
          </table:table-cell>
          <table:table-cell/>
          <table:table-cell office:value-type="float" office:value="260157" calcext:value-type="float">
            <text:p>2601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, did not report to the police</text:p>
          </table:table-cell>
          <table:table-cell/>
          <table:table-cell office:value-type="float" office:value="164232" calcext:value-type="float">
            <text:p>16423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 Not Know</text:p>
          </table:table-cell>
          <table:table-cell/>
          <table:table-cell office:value-type="float" office:value="2857" calcext:value-type="float">
            <text:p>2857</text:p>
          </table:table-cell>
          <table:table-cell office:value-type="string" calcext:value-type="string">
            <text:p><text:s/>!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mple Assault</text:p>
          </table:table-cell>
          <table:table-cell table:number-columns-repeated="3"/>
          <table:table-cell office:value-type="float" office:value="3318923" calcext:value-type="float">
            <text:p>331892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1657905" calcext:value-type="float">
            <text:p>165790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Yes, reported to the police</text:p>
          </table:table-cell>
          <table:table-cell/>
          <table:table-cell office:value-type="float" office:value="566381" calcext:value-type="float">
            <text:p>56638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, did not report to the police</text:p>
          </table:table-cell>
          <table:table-cell/>
          <table:table-cell office:value-type="float" office:value="1068936" calcext:value-type="float">
            <text:p>106893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 Not Know</text:p>
          </table:table-cell>
          <table:table-cell/>
          <table:table-cell office:value-type="float" office:value="12828" calcext:value-type="float">
            <text:p>12828</text:p>
          </table:table-cell>
          <table:table-cell office:value-type="string" calcext:value-type="string">
            <text:p><text:s/>!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1661018" calcext:value-type="float">
            <text:p>166101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Yes, reported to the police</text:p>
          </table:table-cell>
          <table:table-cell/>
          <table:table-cell office:value-type="float" office:value="761839" calcext:value-type="float">
            <text:p>76183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, did not report to the police</text:p>
          </table:table-cell>
          <table:table-cell/>
          <table:table-cell office:value-type="float" office:value="856151" calcext:value-type="float">
            <text:p>85615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 Not Know</text:p>
          </table:table-cell>
          <table:table-cell/>
          <table:table-cell office:value-type="float" office:value="37601" calcext:value-type="float">
            <text:p>37601</text:p>
          </table:table-cell>
          <table:table-cell office:value-type="string" calcext:value-type="string">
            <text:p><text:s/>! </text:p>
          </table:table-cell>
          <table:table-cell table:number-columns-repeated="4"/>
        </table:table-row>
      </table:table>
      <table:table table:name="violent-victimizations-2014" table:style-name="ta1">
        <table:shapes>
          <draw:frame draw:z-index="0" draw:style-name="gr1" draw:text-style-name="P1" svg:width="779.84pt" svg:height="490.17pt" svg:x="316.83pt" svg:y="83.57pt">
            <loext:p draw:notify-on-update-of-ranges="'violent-victimizations-2014'.A3:'violent-victimizations-2014'.A6 'violent-victimizations-2014'.B2:'violent-victimizations-2014'.B2 'violent-victimizations-2014'.B3:'violent-victimizations-2014'.B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rime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ctimizations</text:p>
          </table:table-cell>
        </table:table-row>
        <table:table-row table:style-name="ro1">
          <table:table-cell office:value-type="string" calcext:value-type="string">
            <text:p>Rape/Sexual Assault</text:p>
          </table:table-cell>
          <table:table-cell table:style-name="ce1" office:value-type="float" office:value="284350" calcext:value-type="float">
            <text:p>284350</text:p>
          </table:table-cell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664210" calcext:value-type="float">
            <text:p>664210</text:p>
          </table:table-cell>
        </table:table-row>
        <table:table-row table:style-name="ro1">
          <table:table-cell office:value-type="string" calcext:value-type="string">
            <text:p>Aggravated Assault</text:p>
          </table:table-cell>
          <table:table-cell office:value-type="float" office:value="1092090" calcext:value-type="float">
            <text:p>1092090</text:p>
          </table:table-cell>
        </table:table-row>
        <table:table-row table:style-name="ro1">
          <table:table-cell office:value-type="string" calcext:value-type="string">
            <text:p>Simple Assault</text:p>
          </table:table-cell>
          <table:table-cell office:value-type="float" office:value="3318920" calcext:value-type="float">
            <text:p>3318920</text:p>
          </table:table-cell>
        </table:table-row>
      </table:table>
      <table:table table:name="reported-unreported-vic-2014" table:style-name="ta1">
        <table:shapes>
          <draw:frame draw:z-index="0" draw:style-name="gr1" draw:text-style-name="P1" svg:width="1026.34pt" svg:height="574.5pt" svg:x="302.63pt" svg:y="30.1pt">
            <loext:p draw:notify-on-update-of-ranges="'reported-unreported-vic-2014'.A3:'reported-unreported-vic-2014'.A6 'reported-unreported-vic-2014'.B2:'reported-unreported-vic-2014'.B2 'reported-unreported-vic-2014'.B3:'reported-unreported-vic-2014'.B6 'reported-unreported-vic-2014'.C2:'reported-unreported-vic-2014'.C2 'reported-unreported-vic-2014'.C3:'reported-unreported-vic-2014'.C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4" table:number-columns-repeated="2" table:default-cell-style-name="ce2"/>
        <table:table-row table:style-name="ro1">
          <table:table-cell office:value-type="string" calcext:value-type="string">
            <text:p>Crime type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Reported</text:p>
          </table:table-cell>
          <table:table-cell table:style-name="Default" office:value-type="string" calcext:value-type="string">
            <text:p>Unreported</text:p>
          </table:table-cell>
        </table:table-row>
        <table:table-row table:style-name="ro1">
          <table:table-cell office:value-type="string" calcext:value-type="string">
            <text:p>Rape/Sexual Assault</text:p>
          </table:table-cell>
          <table:table-cell office:value-type="float" office:value="95541.6" calcext:value-type="float">
            <text:p>95541.6</text:p>
          </table:table-cell>
          <table:table-cell office:value-type="float" office:value="188808.4" calcext:value-type="float">
            <text:p>188808.4</text:p>
          </table:table-cell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404503.9" calcext:value-type="float">
            <text:p>404503.9</text:p>
          </table:table-cell>
          <table:table-cell office:value-type="float" office:value="259706.1" calcext:value-type="float">
            <text:p>259706.1</text:p>
          </table:table-cell>
        </table:table-row>
        <table:table-row table:style-name="ro1">
          <table:table-cell office:value-type="string" calcext:value-type="string">
            <text:p>Aggravated Assault</text:p>
          </table:table-cell>
          <table:table-cell office:value-type="float" office:value="637780.56" calcext:value-type="float">
            <text:p>637780.56</text:p>
          </table:table-cell>
          <table:table-cell office:value-type="float" office:value="454309.44" calcext:value-type="float">
            <text:p>454309.44</text:p>
          </table:table-cell>
        </table:table-row>
        <table:table-row table:style-name="ro1">
          <table:table-cell office:value-type="string" calcext:value-type="string">
            <text:p>Simple Assault</text:p>
          </table:table-cell>
          <table:table-cell office:value-type="float" office:value="1327568" calcext:value-type="float">
            <text:p>1327568</text:p>
          </table:table-cell>
          <table:table-cell office:value-type="float" office:value="1991352.1" calcext:value-type="float">
            <text:p>1991352.1</text:p>
          </table:table-cell>
        </table:table-row>
        <table:table-row table:style-name="ro1">
          <table:table-cell/>
          <table:table-cell table:style-name="ce3"/>
          <table:table-cell table:style-name="Default"/>
        </table:table-row>
      </table:table>
      <table:table table:name="victimizations-vs-victims-2014" table:style-name="ta1">
        <table:shapes>
          <draw:frame draw:z-index="0" draw:style-name="gr1" draw:text-style-name="P1" svg:width="935.49pt" svg:height="514.26pt" svg:x="375.31pt" svg:y="56.47pt">
            <loext:p draw:notify-on-update-of-ranges="'victimizations-vs-victims-2014'.A3:'victimizations-vs-victims-2014'.A6 'victimizations-vs-victims-2014'.B3:'victimizations-vs-victims-2014'.B6 'victimizations-vs-victims-2014'.C2:'victimizations-vs-victims-2014'.C2 'victimizations-vs-victims-2014'.C3:'victimizations-vs-victims-2014'.C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rime ty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ctims</text:p>
          </table:table-cell>
          <table:table-cell office:value-type="string" calcext:value-type="string">
            <text:p>Victimizations</text:p>
          </table:table-cell>
        </table:table-row>
        <table:table-row table:style-name="ro1">
          <table:table-cell office:value-type="string" calcext:value-type="string">
            <text:p>Rape/Sexual Assault</text:p>
          </table:table-cell>
          <table:table-cell office:value-type="float" office:value="150420" calcext:value-type="float">
            <text:p>150420</text:p>
          </table:table-cell>
          <table:table-cell office:value-type="float" office:value="284350" calcext:value-type="float">
            <text:p>284350</text:p>
          </table:table-cell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435830" calcext:value-type="float">
            <text:p>435830</text:p>
          </table:table-cell>
          <table:table-cell office:value-type="float" office:value="664210" calcext:value-type="float">
            <text:p>664210</text:p>
          </table:table-cell>
        </table:table-row>
        <table:table-row table:style-name="ro1">
          <table:table-cell office:value-type="string" calcext:value-type="string">
            <text:p>Aggravated Assault</text:p>
          </table:table-cell>
          <table:table-cell office:value-type="float" office:value="681280" calcext:value-type="float">
            <text:p>681280</text:p>
          </table:table-cell>
          <table:table-cell office:value-type="float" office:value="1092090" calcext:value-type="float">
            <text:p>1092090</text:p>
          </table:table-cell>
        </table:table-row>
        <table:table-row table:style-name="ro1">
          <table:table-cell office:value-type="string" calcext:value-type="string">
            <text:p>Simple Assault</text:p>
          </table:table-cell>
          <table:table-cell office:value-type="float" office:value="1842100" calcext:value-type="float">
            <text:p>1842100</text:p>
          </table:table-cell>
          <table:table-cell office:value-type="float" office:value="3318920" calcext:value-type="float">
            <text:p>3318920</text:p>
          </table:table-cell>
        </table:table-row>
      </table:table>
      <table:table table:name="violent-crime-2013" table:style-name="ta1">
        <table:shapes>
          <draw:frame draw:z-index="0" draw:style-name="gr1" draw:text-style-name="P1" svg:width="959.19pt" svg:height="560.92pt" svg:x="331.06pt" svg:y="46.69pt">
            <loext:p draw:notify-on-update-of-ranges="'violent-crime-2013'.A3:'violent-crime-2013'.A6 'violent-crime-2013'.B2:'violent-crime-2013'.B2 'violent-crime-2013'.B3:'violent-crime-2013'.B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rime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cidents</text:p>
          </table:table-cell>
        </table:table-row>
        <table:table-row table:style-name="ro1">
          <table:table-cell office:value-type="string" calcext:value-type="string">
            <text:p>Murder/Nonnegligent Manslaughter</text:p>
          </table:table-cell>
          <table:table-cell office:value-type="float" office:value="14196" calcext:value-type="float">
            <text:p>14196</text:p>
          </table:table-cell>
        </table:table-row>
        <table:table-row table:style-name="ro1">
          <table:table-cell office:value-type="string" calcext:value-type="string">
            <text:p>Rape</text:p>
          </table:table-cell>
          <table:table-cell table:style-name="ce1" office:value-type="float" office:value="108612" calcext:value-type="float">
            <text:p>108612</text:p>
          </table:table-cell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345031" calcext:value-type="float">
            <text:p>345031</text:p>
          </table:table-cell>
        </table:table-row>
        <table:table-row table:style-name="ro1">
          <table:table-cell office:value-type="string" calcext:value-type="string">
            <text:p>Aggravated Assault</text:p>
          </table:table-cell>
          <table:table-cell office:value-type="float" office:value="724149" calcext:value-type="float">
            <text:p>724149</text:p>
          </table:table-cell>
        </table:table-row>
      </table:table>
      <table:table table:name="arrest-incidents-2013" table:style-name="ta1">
        <table:shapes>
          <draw:frame draw:z-index="0" draw:style-name="gr1" draw:text-style-name="P1" svg:width="998.25pt" svg:height="473.5pt" svg:x="560.66pt" svg:y="16.36pt">
            <loext:p draw:notify-on-update-of-ranges="'arrest-incidents-2013'.A2:'arrest-incidents-2013'.A2 'arrest-incidents-2013'.A3:'arrest-incidents-2013'.A6 'arrest-incidents-2013'.B2:'arrest-incidents-2013'.B2 'arrest-incidents-2013'.B3:'arrest-incidents-2013'.B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931.55pt" svg:height="690.94pt" svg:x="538.07pt" svg:y="591.17pt">
            <loext:p draw:notify-on-update-of-ranges="'arrest-incidents-2013'.A3:'arrest-incidents-2013'.A6 'arrest-incidents-2013'.C2:'arrest-incidents-2013'.C2 'arrest-incidents-2013'.C3:'arrest-incidents-2013'.C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4" table:default-cell-style-name="ce4"/>
        <table:table-column table:style-name="co4" table:default-cell-style-name="ce5"/>
        <table:table-column table:style-name="co4" table:number-columns-repeated="2" table:default-cell-style-name="ce6"/>
        <table:table-column table:style-name="co4" table:number-columns-repeated="2" table:default-cell-style-name="Default"/>
        <table:table-row table:style-name="ro1">
          <table:table-cell table:style-name="Default" office:value-type="string" calcext:value-type="string">
            <text:p>Type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Arrests per Incident</text:p>
          </table:table-cell>
          <table:table-cell table:style-name="Default" office:value-type="string" calcext:value-type="string">
            <text:p>Arrests</text:p>
          </table:table-cell>
          <table:table-cell table:style-name="Default" office:value-type="string" calcext:value-type="string">
            <text:p>Incid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rder/nonnegligent manslaughter</text:p>
          </table:table-cell>
          <table:table-cell table:formula="of:=[.C3] / [.D3]" office:value-type="float" office:value="0.720695970695971" calcext:value-type="float">
            <text:p>0.72</text:p>
          </table:table-cell>
          <table:table-cell office:value-type="float" office:value="10231" calcext:value-type="float">
            <text:p>10231</text:p>
          </table:table-cell>
          <table:table-cell office:value-type="float" office:value="14196" calcext:value-type="float">
            <text:p>14196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Rape</text:p>
          </table:table-cell>
          <table:table-cell table:formula="of:=[.C4] / [.D4]" office:value-type="float" office:value="0.155259087393658" calcext:value-type="float">
            <text:p>0.16</text:p>
          </table:table-cell>
          <table:table-cell office:value-type="float" office:value="16863" calcext:value-type="float">
            <text:p>16863</text:p>
          </table:table-cell>
          <table:table-cell office:value-type="float" office:value="108612" calcext:value-type="float">
            <text:p>108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ery</text:p>
          </table:table-cell>
          <table:table-cell table:formula="of:=[.C5] / [.D5]" office:value-type="float" office:value="0.273615993925184" calcext:value-type="float">
            <text:p>0.27</text:p>
          </table:table-cell>
          <table:table-cell office:value-type="float" office:value="94406" calcext:value-type="float">
            <text:p>94406</text:p>
          </table:table-cell>
          <table:table-cell office:value-type="float" office:value="345031" calcext:value-type="float">
            <text:p>34503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ggravated assault</text:p>
          </table:table-cell>
          <table:table-cell table:formula="of:=[.C6] / [.D6]" office:value-type="float" office:value="0.495560996424769" calcext:value-type="float">
            <text:p>0.50</text:p>
          </table:table-cell>
          <table:table-cell office:value-type="float" office:value="358860" calcext:value-type="float">
            <text:p>358860</text:p>
          </table:table-cell>
          <table:table-cell office:value-type="float" office:value="724149" calcext:value-type="float">
            <text:p>72414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13:47:15.0418333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3T17:53:46.875945589</dc:date>
    <meta:editing-duration>PT5H5M59S</meta:editing-duration>
    <meta:editing-cycles>17</meta:editing-cycles>
    <meta:generator>LibreOffice/5.1.0.3$Linux_X86_64 LibreOffice_project/10m0$Build-3</meta:generator>
    <meta:document-statistic meta:table-count="8" meta:cell-count="343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chart:auto-position="true" style:rotation-angle="90"/>
      <style:text-properties fo:font-size="2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29cm" svg:height="21.33cm" xlink:href=".." xlink:type="simple" chart:class="chart:bar" chart:style-name="ch1">
        <chart:title svg:x="6.271cm" svg:y="0.561cm" chart:style-name="ch2">
          <text:p>Victimizations, by Type of Crime and Gender, NCVS, 2014</text:p>
        </chart:title>
        <chart:legend chart:legend-position="end" svg:x="27.655cm" svg:y="9.658cm" style:legend-expansion="high" chart:style-name="ch3"/>
        <chart:plot-area chart:style-name="ch4" table:cell-range-address="NVAT_Gender_2014.A2:NVAT_Gender_2014.C6" chart:data-source-has-labels="both" svg:x="2.537cm" svg:y="2.206cm" svg:width="24.493cm" svg:height="18.698cm">
          <chartooo:coordinate-region svg:x="4.825cm" svg:y="2.498cm" svg:width="22.205cm" svg:height="17.574cm"/>
          <chart:axis chart:dimension="x" chart:name="primary-x" chart:style-name="ch5" chartooo:axis-type="auto">
            <chartooo:date-scale/>
            <chart:categories table:cell-range-address="NVAT_Gender_2014.A3:NVAT_Gender_2014.A6"/>
          </chart:axis>
          <chart:axis chart:dimension="y" chart:name="primary-y" chart:style-name="ch6">
            <chart:title svg:x="0.451cm" svg:y="14.247cm" chart:style-name="ch7">
              <text:p>Victimizations</text:p>
            </chart:title>
            <chart:grid chart:style-name="ch8" chart:class="major"/>
          </chart:axis>
          <chart:series chart:style-name="ch9" chart:values-cell-range-address="NVAT_Gender_2014.B3:NVAT_Gender_2014.B6" chart:label-cell-address="NVAT_Gender_2014.B2:NVAT_Gender_2014.B2" chart:class="chart:bar">
            <chart:data-point chart:repeated="4"/>
          </chart:series>
          <chart:series chart:style-name="ch10" chart:values-cell-range-address="NVAT_Gender_2014.C3:NVAT_Gender_2014.C6" chart:label-cell-address="NVAT_Gender_2014.C2:NVAT_Gender_2014.C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</text:p>
                <draw:g>
                  <svg:desc>NVAT_Gender_2014.B2:NVAT_Gender_2014.B2</svg:desc>
                </draw:g>
              </table:table-cell>
              <table:table-cell office:value-type="string">
                <text:p>Female</text:p>
                <draw:g>
                  <svg:desc>NVAT_Gender_2014.C2:NVAT_Gender_2014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</text:p>
                <draw:g>
                  <svg:desc>NVAT_Gender_2014.A3:NVAT_Gender_2014.A6</svg:desc>
                </draw:g>
              </table:table-cell>
              <table:table-cell office:value-type="float" office:value="28032">
                <text:p>28032</text:p>
                <draw:g>
                  <svg:desc>NVAT_Gender_2014.B3:NVAT_Gender_2014.B6</svg:desc>
                </draw:g>
              </table:table-cell>
              <table:table-cell office:value-type="float" office:value="256313">
                <text:p>256313</text:p>
                <draw:g>
                  <svg:desc>NVAT_Gender_2014.C3:NVAT_Gender_2014.C6</svg:desc>
                </draw:g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395544">
                <text:p>395544</text:p>
              </table:table-cell>
              <table:table-cell office:value-type="float" office:value="268668">
                <text:p>268668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660072">
                <text:p>660072</text:p>
              </table:table-cell>
              <table:table-cell office:value-type="float" office:value="432019">
                <text:p>432019</text:p>
              </table:table-cell>
            </table:table-row>
            <table:table-row>
              <table:table-cell office:value-type="string">
                <text:p>Simple Assault</text:p>
              </table:table-cell>
              <table:table-cell office:value-type="float" office:value="1657905">
                <text:p>1657905</text:p>
              </table:table-cell>
              <table:table-cell office:value-type="float" office:value="1661018">
                <text:p>16610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>
        <chart:symbol-image xlink:href="Pictures/2000000A000000DD000000DD245BE18F0D847CFC.svm"/>
      </style:chart-properties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4cm" chart:symbol-height="0.4cm" chart:link-data-style-to-source="true" chart:data-label-number="value" chart:data-label-text="false" chart:data-label-symbol="false" chart:label-position="right"/>
      <style:graphic-properties draw:stroke="none" svg:stroke-width="0.08cm" svg:stroke-color="#004586" draw:fill-color="#004586" dr3d:edge-rounding="5%"/>
      <style:text-properties fo:font-size="15pt" fo:font-weight="bold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217cm" svg:height="16.705cm" xlink:href=".." xlink:type="simple" chart:class="chart:line" chart:style-name="ch1">
        <chart:title svg:x="8.749cm" svg:y="0.469cm" chart:style-name="ch2">
          <text:p>Arrests per Incident, by Type of Crime, FBI UCR, 2013</text:p>
        </chart:title>
        <chart:plot-area chart:style-name="ch3" table:cell-range-address="'arrest-incidents-2013'.A2:'arrest-incidents-2013'.B6" chart:data-source-has-labels="both" svg:x="0.344cm" svg:y="1.73cm" svg:width="34.712cm" svg:height="14.339cm">
          <chartooo:coordinate-region svg:x="5.914cm" svg:y="2.129cm" svg:width="26.058cm" svg:height="12.896cm"/>
          <chart:axis chart:dimension="x" chart:name="primary-x" chart:style-name="ch4" chartooo:axis-type="auto">
            <chartooo:date-scale/>
            <chart:categories table:cell-range-address="'arrest-incidents-2013'.A3:'arrest-incidents-2013'.A6"/>
          </chart:axis>
          <chart:axis chart:dimension="y" chart:name="primary-y" chart:style-name="ch5">
            <chart:title svg:x="2.687cm" svg:y="11.029cm" chart:style-name="ch6">
              <text:p>Arrests per Incident</text:p>
            </chart:title>
            <chart:grid chart:style-name="ch7" chart:class="major"/>
          </chart:axis>
          <chart:series chart:style-name="ch8" chart:values-cell-range-address="'arrest-incidents-2013'.B3:'arrest-incidents-2013'.B6" chart:label-cell-address="'arrest-incidents-2013'.B2:'arrest-incidents-2013'.B2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ests per Incident</text:p>
                <draw:g>
                  <svg:desc>'arrest-incidents-2013'.B2:'arrest-incidents-2013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rder/nonnegligent manslaughter</text:p>
                <draw:g>
                  <svg:desc>'arrest-incidents-2013'.A3:'arrest-incidents-2013'.A6</svg:desc>
                </draw:g>
              </table:table-cell>
              <table:table-cell office:value-type="float" office:value="0.720695970695971">
                <text:p>0.720695970695971</text:p>
                <draw:g>
                  <svg:desc>'arrest-incidents-2013'.B3:'arrest-incidents-2013'.B6</svg:desc>
                </draw:g>
              </table:table-cell>
            </table:table-row>
            <table:table-row>
              <table:table-cell office:value-type="string">
                <text:p>Rape</text:p>
              </table:table-cell>
              <table:table-cell office:value-type="float" office:value="0.155259087393658">
                <text:p>0.155259087393658</text:p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0.273615993925184">
                <text:p>0.273615993925184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0.495560996424769">
                <text:p>0.49556099642476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style:font-style-name="Regular" fo:font-size="18pt" fo:font-weight="bold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-and-percentage" chart:data-label-text="false" chart:data-label-symbol="false" chart:label-position="inside">
        <chart:label-separator>
          <text:p><text:line-break/></text:p>
        </chart:label-separator>
      </style:chart-properties>
      <style:graphic-properties draw:stroke="none" draw:fill-color="#004586" fo:wrap-option="wrap"/>
      <style:text-properties fo:color="#000000" fo:font-size="18pt" fo:font-weight="bold" style:font-size-asian="10pt" style:font-size-complex="10pt"/>
    </style:style>
    <style:style style:name="ch9" style:family="chart">
      <style:chart-properties chart:solid-type="cuboid" chart:label-position="outside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864cm" svg:height="24.376cm" xlink:href=".." xlink:type="simple" chart:class="chart:circle" chart:column-mapping="0" chart:style-name="ch1">
        <chart:title svg:x="15.251cm" svg:y="1.092cm" chart:style-name="ch2">
          <text:p>Arrests of Violent Crime, FBI UCR, 2013</text:p>
        </chart:title>
        <chart:legend svg:x="19.76cm" svg:y="8.959cm" style:legend-expansion="custom" chartooo:width="13.103cm" chartooo:height="4.209cm" style:legend-expansion-aspect-ratio="3.11309099548586" chart:style-name="ch3"/>
        <chart:plot-area chart:style-name="ch4" table:cell-range-address="'arrest-incidents-2013'.A3:'arrest-incidents-2013'.A6 'arrest-incidents-2013'.C2:'arrest-incidents-2013'.C6" chart:data-source-has-labels="both" svg:x="0.137cm" svg:y="1.381cm" svg:width="20.413cm" svg:height="21.97cm">
          <chartooo:coordinate-region svg:x="0.137cm" svg:y="2.938cm" svg:width="20.413cm" svg:height="20.413cm"/>
          <chart:axis chart:dimension="x" chart:name="primary-x" chart:style-name="ch5" chartooo:axis-type="auto">
            <chartooo:date-scale/>
            <chart:categories table:cell-range-address="'arrest-incidents-2013'.A3:'arrest-incidents-2013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rrest-incidents-2013'.C3:'arrest-incidents-2013'.C6" chart:label-cell-address="'arrest-incidents-2013'.C2:'arrest-incidents-2013'.C2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ests</text:p>
                <draw:g>
                  <svg:desc>'arrest-incidents-2013'.C2:'arrest-incidents-2013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rder/nonnegligent manslaughter</text:p>
                <draw:g>
                  <svg:desc>'arrest-incidents-2013'.A3:'arrest-incidents-2013'.A6</svg:desc>
                </draw:g>
              </table:table-cell>
              <table:table-cell office:value-type="float" office:value="10231">
                <text:p>10231</text:p>
                <draw:g>
                  <svg:desc>'arrest-incidents-2013'.C3:'arrest-incidents-2013'.C6</svg:desc>
                </draw:g>
              </table:table-cell>
            </table:table-row>
            <table:table-row>
              <table:table-cell office:value-type="string">
                <text:p>Rape</text:p>
              </table:table-cell>
              <table:table-cell office:value-type="float" office:value="16863">
                <text:p>16863</text:p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94406">
                <text:p>94406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358860">
                <text:p>35886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362cm" svg:height="18.488cm" xlink:href=".." xlink:type="simple" chart:class="chart:bar" chart:style-name="ch1">
        <chart:title svg:x="3.976cm" svg:y="0.504cm" chart:style-name="ch2">
          <text:p>Percent of Victimizations Reported to Police, by Type of Crime, NCVS, 2014</text:p>
        </chart:title>
        <chart:plot-area chart:style-name="ch3" table:cell-range-address="percent_reported_2014.A2:percent_reported_2014.B6" chart:data-source-has-labels="both" svg:x="0.647cm" svg:y="2.092cm" svg:width="31.068cm" svg:height="13.594cm">
          <chartooo:coordinate-region svg:x="7.513cm" svg:y="2.092cm" svg:width="23.803cm" svg:height="12.55cm"/>
          <chart:axis chart:dimension="x" chart:name="primary-x" chart:style-name="ch4" chartooo:axis-type="auto">
            <chartooo:date-scale/>
            <chart:categories table:cell-range-address="percent_reported_2014.A3:percent_reported_2014.A6"/>
          </chart:axis>
          <chart:axis chart:dimension="y" chart:name="primary-y" chart:style-name="ch5">
            <chart:title svg:x="9.082cm" svg:y="16.055cm" chart:style-name="ch6">
              <text:p>Percent of Victimizations Reported to Police
</text:p>
            </chart:title>
            <chart:grid chart:style-name="ch7" chart:class="major"/>
          </chart:axis>
          <chart:series chart:style-name="ch8" chart:values-cell-range-address="percent_reported_2014.B3:percent_reported_2014.B6" chart:label-cell-address="percent_reported_2014.B2:percent_reported_2014.B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 reported</text:p>
                <draw:g>
                  <svg:desc>percent_reported_2014.B2:percent_reported_2014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</text:p>
                <draw:g>
                  <svg:desc>percent_reported_2014.A3:percent_reported_2014.A6</svg:desc>
                </draw:g>
              </table:table-cell>
              <table:table-cell office:value-type="float" office:value="33.6">
                <text:p>33.6</text:p>
                <draw:g>
                  <svg:desc>percent_reported_2014.B3:percent_reported_2014.B6</svg:desc>
                </draw:g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Simple Assault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style:font-size-asian="13pt" style:font-size-complex="13pt"/>
    </style:style>
    <style:style style:name="ch3" style:family="chart">
      <style:chart-properties style:rotation-angle="0"/>
      <style:text-properties fo:font-size="15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5" style:family="chart">
      <style:chart-properties chart:include-hidden-cells="false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fo:wrap-option="wrap" dr3d:edge-rounding="5%"/>
      <style:text-properties fo:font-family="Cambria" style:font-style-name="Regular" style:font-family-generic="roman" fo:font-size="16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512cm" svg:height="17.293cm" xlink:href=".." xlink:type="simple" chart:class="chart:circle" chart:style-name="ch1">
        <chart:title svg:x="16.908cm" svg:y="0.334cm" chart:style-name="ch2">
          <text:p>Violent Victimizations</text:p>
        </chart:title>
        <chart:subtitle svg:x="16.691cm" svg:y="1.859cm" chart:style-name="ch3">
          <text:p>By Type of Crime, NCVS, 2014</text:p>
        </chart:subtitle>
        <chart:legend svg:x="18.969cm" svg:y="5.808cm" style:legend-expansion="custom" chartooo:width="7.019cm" chartooo:height="8.302cm" style:legend-expansion-aspect-ratio="0.845458925560106" chart:style-name="ch4"/>
        <chart:plot-area chart:style-name="ch5" table:cell-range-address="'violent-victimizations-2014'.A2:'violent-victimizations-2014'.B6" chart:data-source-has-labels="both" svg:x="0.375cm" svg:y="1.504cm" svg:width="17.788cm" svg:height="15.065cm">
          <chartooo:coordinate-region svg:x="2.286cm" svg:y="2.215cm" svg:width="14.354cm" svg:height="14.354cm"/>
          <chart:axis chart:dimension="x" chart:name="primary-x" chart:style-name="ch6" chartooo:axis-type="auto">
            <chartooo:date-scale/>
            <chart:categories table:cell-range-address="'violent-victimizations-2014'.A3:'violent-victimizations-2014'.A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iolent-victimizations-2014'.B3:'violent-victimizations-2014'.B6" chart:label-cell-address="'violent-victimizations-2014'.B2:'violent-victimizations-2014'.B2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ctimizations</text:p>
                <draw:g>
                  <svg:desc>'violent-victimizations-2014'.B2:'violent-victimizations-2014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</text:p>
                <draw:g>
                  <svg:desc>'violent-victimizations-2014'.A3:'violent-victimizations-2014'.A6</svg:desc>
                </draw:g>
              </table:table-cell>
              <table:table-cell office:value-type="float" office:value="284350">
                <text:p>284350</text:p>
                <draw:g>
                  <svg:desc>'violent-victimizations-2014'.B3:'violent-victimizations-2014'.B6</svg:desc>
                </draw:g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664210">
                <text:p>664210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1092090">
                <text:p>1092090</text:p>
              </table:table-cell>
            </table:table-row>
            <table:table-row>
              <table:table-cell office:value-type="string">
                <text:p>Simple Assault</text:p>
              </table:table-cell>
              <table:table-cell office:value-type="float" office:value="3318920">
                <text:p>33189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style:font-style-name="Regular" fo:font-size="16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6666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208cm" svg:height="20.268cm" xlink:href=".." xlink:type="simple" chart:class="chart:bar" chart:style-name="ch1">
        <chart:title svg:x="9.431cm" svg:y="0.54cm" chart:style-name="ch2">
          <text:p>Reported and Unreported Victimizations, NCVS, 2014</text:p>
        </chart:title>
        <chart:legend chart:legend-position="end" svg:x="31.382cm" svg:y="9.127cm" style:legend-expansion="high" chart:style-name="ch3"/>
        <chart:plot-area chart:style-name="ch4" table:cell-range-address="'reported-unreported-vic-2014'.A2:'reported-unreported-vic-2014'.C6" chart:data-source-has-labels="both" svg:x="0.724cm" svg:y="2.164cm" svg:width="29.934cm" svg:height="17.699cm">
          <chartooo:coordinate-region svg:x="3.198cm" svg:y="2.47cm" svg:width="27.46cm" svg:height="16.349cm"/>
          <chart:axis chart:dimension="x" chart:name="primary-x" chart:style-name="ch5" chartooo:axis-type="auto">
            <chartooo:date-scale/>
            <chart:categories table:cell-range-address="'reported-unreported-vic-2014'.A3:'reported-unreported-vic-2014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eported-unreported-vic-2014'.B3:'reported-unreported-vic-2014'.B6" chart:label-cell-address="'reported-unreported-vic-2014'.B2:'reported-unreported-vic-2014'.B2" chart:class="chart:bar">
            <chart:data-point chart:repeated="4"/>
          </chart:series>
          <chart:series chart:style-name="ch9" chart:values-cell-range-address="'reported-unreported-vic-2014'.C3:'reported-unreported-vic-2014'.C6" chart:label-cell-address="'reported-unreported-vic-2014'.C2:'reported-unreported-vic-2014'.C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orted</text:p>
                <draw:g>
                  <svg:desc>'reported-unreported-vic-2014'.B2:'reported-unreported-vic-2014'.B2</svg:desc>
                </draw:g>
              </table:table-cell>
              <table:table-cell office:value-type="string">
                <text:p>Unreported</text:p>
                <draw:g>
                  <svg:desc>'reported-unreported-vic-2014'.C2:'reported-unreported-vic-2014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</text:p>
                <draw:g>
                  <svg:desc>'reported-unreported-vic-2014'.A3:'reported-unreported-vic-2014'.A6</svg:desc>
                </draw:g>
              </table:table-cell>
              <table:table-cell office:value-type="float" office:value="95541.6">
                <text:p>95541.6</text:p>
                <draw:g>
                  <svg:desc>'reported-unreported-vic-2014'.B3:'reported-unreported-vic-2014'.B6</svg:desc>
                </draw:g>
              </table:table-cell>
              <table:table-cell office:value-type="float" office:value="188808.4">
                <text:p>188808.4</text:p>
                <draw:g>
                  <svg:desc>'reported-unreported-vic-2014'.C3:'reported-unreported-vic-2014'.C6</svg:desc>
                </draw:g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404503.9">
                <text:p>404503.9</text:p>
              </table:table-cell>
              <table:table-cell office:value-type="float" office:value="259706.1">
                <text:p>259706.1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637780.56">
                <text:p>637780.56</text:p>
              </table:table-cell>
              <table:table-cell office:value-type="float" office:value="454309.44">
                <text:p>454309.44</text:p>
              </table:table-cell>
            </table:table-row>
            <table:table-row>
              <table:table-cell office:value-type="string">
                <text:p>Simple Assault</text:p>
              </table:table-cell>
              <table:table-cell office:value-type="float" office:value="1327568">
                <text:p>1327568</text:p>
              </table:table-cell>
              <table:table-cell office:value-type="float" office:value="1991352.1">
                <text:p>1991352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6pt" style:font-size-asian="10pt" style:font-size-complex="10pt"/>
    </style:style>
    <style:style style:name="ch4" style:family="chart">
      <style:chart-properties chart:include-hidden-cell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ffffff" dr3d:edge-rounding="5%"/>
      <style:text-properties fo:font-size="2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9900ff"/>
    </style:style>
    <style:style style:name="ch11" style:family="chart">
      <style:chart-properties chart:solid-type="cuboid"/>
      <style:graphic-properties draw:fill-color="#ff950e"/>
    </style:style>
    <style:style style:name="ch12" style:family="chart">
      <style:chart-properties chart:solid-type="cuboid"/>
      <style:graphic-properties draw:fill-color="#0084d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839cm" svg:height="19.789cm" xlink:href=".." xlink:type="simple" chart:class="chart:circle" chart:style-name="ch1">
        <chart:title svg:x="17.841cm" svg:y="0.951cm" chart:style-name="ch2">
          <text:p>Violent Crime in U.S,FBI UCR, 2013</text:p>
        </chart:title>
        <chart:legend svg:x="23.02cm" svg:y="5.899cm" style:legend-expansion="custom" chartooo:width="9.744cm" chartooo:height="9.062cm" style:legend-expansion-aspect-ratio="1.07525932465239" chart:style-name="ch3"/>
        <chart:plot-area chart:style-name="ch4" table:cell-range-address="'violent-crime-2013'.A2:'violent-crime-2013'.B6" chart:data-source-has-labels="both" svg:x="0.229cm" svg:y="1.038cm" svg:width="22.468cm" svg:height="18.748cm">
          <chartooo:coordinate-region svg:x="2.814cm" svg:y="1.977cm" svg:width="17.809cm" svg:height="17.809cm"/>
          <chart:axis chart:dimension="x" chart:name="primary-x" chart:style-name="ch5" chartooo:axis-type="auto">
            <chartooo:date-scale/>
            <chart:categories table:cell-range-address="'violent-crime-2013'.A3:'violent-crime-2013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violent-crime-2013'.B3:'violent-crime-2013'.B6" chart:label-cell-address="'violent-crime-2013'.B2:'violent-crime-2013'.B2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idents</text:p>
                <draw:g>
                  <svg:desc>'violent-crime-2013'.B2:'violent-crime-2013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rder/Nonnegligent Manslaughter</text:p>
                <draw:g>
                  <svg:desc>'violent-crime-2013'.A3:'violent-crime-2013'.A6</svg:desc>
                </draw:g>
              </table:table-cell>
              <table:table-cell office:value-type="float" office:value="14196">
                <text:p>14196</text:p>
                <draw:g>
                  <svg:desc>'violent-crime-2013'.B3:'violent-crime-2013'.B6</svg:desc>
                </draw:g>
              </table:table-cell>
            </table:table-row>
            <table:table-row>
              <table:table-cell office:value-type="string">
                <text:p>Rape</text:p>
              </table:table-cell>
              <table:table-cell office:value-type="float" office:value="108612">
                <text:p>108612</text:p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345031">
                <text:p>345031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724149">
                <text:p>7241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9pt" style:font-size-complex="9pt"/>
    </style:style>
    <style:style style:name="ch6" style:family="chart">
      <style:chart-properties chart:auto-position="true"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right"/>
      <style:graphic-properties draw:stroke="none" svg:stroke-width="0.08cm" svg:stroke-color="#330066" draw:fill-color="#330066" dr3d:edge-rounding="5%"/>
      <style:text-properties fo:font-size="13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text-properties fo:font-size="24pt" fo:font-weight="bol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003cm" svg:height="18.143cm" xlink:href=".." xlink:type="simple" chart:class="chart:scatter" chart:style-name="ch1">
        <chart:title svg:x="7.563cm" svg:y="0.497cm" chart:style-name="ch2">
          <text:p>Victims vs. Victimizations of Violent Crime, NCVS, 2014</text:p>
        </chart:title>
        <chart:plot-area chart:style-name="ch3" table:cell-range-address="'victimizations-vs-victims-2014'.A3:'victimizations-vs-victims-2014'.C6 'victimizations-vs-victims-2014'.C2:'victimizations-vs-victims-2014'.C2" chart:data-source-has-labels="both" svg:x="2.329cm" svg:y="2.078cm" svg:width="30.014cm" svg:height="14.064cm">
          <chartooo:coordinate-region svg:x="4.617cm" svg:y="2.357cm" svg:width="26.706cm" svg:height="12.979cm"/>
          <chart:axis chart:dimension="x" chart:name="primary-x" chart:style-name="ch4" chartooo:axis-type="auto">
            <chart:title svg:x="16.071cm" svg:y="16.504cm" chart:style-name="ch5">
              <text:p>Victims</text:p>
            </chart:title>
            <chart:categories table:cell-range-address="'victimizations-vs-victims-2014'.A3:'victimizations-vs-victims-2014'.A6"/>
          </chart:axis>
          <chart:axis chart:dimension="y" chart:name="primary-y" chart:style-name="ch4">
            <chart:title svg:x="0.451cm" svg:y="11.327cm" chart:style-name="ch6">
              <text:p>Victmizations</text:p>
            </chart:title>
            <chart:grid chart:style-name="ch7" chart:class="major"/>
          </chart:axis>
          <chart:series chart:style-name="ch8" chart:values-cell-range-address="'victimizations-vs-victims-2014'.C3:'victimizations-vs-victims-2014'.C6" chart:label-cell-address="'victimizations-vs-victims-2014'.C2:'victimizations-vs-victims-2014'.C2" chart:class="chart:scatter">
            <chart:domain table:cell-range-address="'victimizations-vs-victims-2014'.B3:'victimizations-vs-victims-2014'.B6"/>
            <chart:regression-curve chart:style-name="ch9">
              <chart:equation chart:display-equation="true" chart:display-r-square="true" svg:x="6.914cm" svg:y="3.28cm" chart:style-name="ch10"/>
            </chart:regression-curve>
            <chart:data-point chart:repeated="2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ictimizations</text:p>
                <draw:g>
                  <svg:desc>'victimizations-vs-victims-2014'.C2:'victimizations-vs-victims-2014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</text:p>
                <draw:g>
                  <svg:desc>'victimizations-vs-victims-2014'.A3:'victimizations-vs-victims-2014'.A6</svg:desc>
                </draw:g>
              </table:table-cell>
              <table:table-cell office:value-type="float" office:value="150420">
                <text:p>150420</text:p>
                <draw:g>
                  <svg:desc>'victimizations-vs-victims-2014'.B3:'victimizations-vs-victims-2014'.B6</svg:desc>
                </draw:g>
              </table:table-cell>
              <table:table-cell office:value-type="float" office:value="284350">
                <text:p>284350</text:p>
                <draw:g>
                  <svg:desc>'victimizations-vs-victims-2014'.C3:'victimizations-vs-victims-2014'.C6</svg:desc>
                </draw:g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435830">
                <text:p>435830</text:p>
              </table:table-cell>
              <table:table-cell office:value-type="float" office:value="664210">
                <text:p>664210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681280">
                <text:p>681280</text:p>
              </table:table-cell>
              <table:table-cell office:value-type="float" office:value="1092090">
                <text:p>1092090</text:p>
              </table:table-cell>
            </table:table-row>
            <table:table-row>
              <table:table-cell office:value-type="string">
                <text:p>Simple Assault</text:p>
              </table:table-cell>
              <table:table-cell office:value-type="float" office:value="1842100">
                <text:p>1842100</text:p>
              </table:table-cell>
              <table:table-cell office:value-type="float" office:value="3318920">
                <text:p>331892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style:font-style-name="Regular" fo:font-size="20pt" style:font-size-asian="13pt" style:font-size-complex="13pt"/>
    </style:style>
    <style:style style:name="ch3" style:family="chart">
      <style:chart-properties style:rotation-angle="0"/>
      <style:text-properties fo:font-size="15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10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-color="#ff420e" dr3d:edge-rounding="5%"/>
      <style:text-properties fo:font-size="16pt" fo:font-weight="bold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993366" dr3d:edge-rounding="5%"/>
      <style:text-properties fo:font-size="16pt" fo:font-weight="bold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038cm" svg:height="22.047cm" xlink:href=".." xlink:type="simple" chart:class="chart:bar" chart:style-name="ch1">
        <chart:title svg:x="8.208cm" svg:y="0cm" chart:style-name="ch2">
          <text:p>Reported and Unreported Victimizations</text:p>
        </chart:title>
        <chart:subtitle svg:x="21.343cm" svg:y="0.158cm" chart:style-name="ch3">
          <text:p>By Type of Crime and Gender, NCVS, 2014</text:p>
        </chart:subtitle>
        <chart:legend chart:legend-position="bottom" svg:x="14.183cm" svg:y="21.028cm" style:legend-expansion="wide" chart:style-name="ch4"/>
        <chart:plot-area chart:style-name="ch5" table:cell-range-address="'gender-reportrate2014'.I2:'gender-reportrate2014'.K10" chart:data-source-has-labels="both" svg:x="0.11cm" svg:y="1.368cm" svg:width="32.693cm" svg:height="19.251cm">
          <chartooo:coordinate-region svg:x="6.155cm" svg:y="1.368cm" svg:width="26.648cm" svg:height="18.419cm"/>
          <chart:axis chart:dimension="x" chart:name="primary-x" chart:style-name="ch6" chartooo:axis-type="auto">
            <chartooo:date-scale/>
            <chart:categories table:cell-range-address="'gender-reportrate2014'.I3:'gender-reportrate2014'.I10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gender-reportrate2014'.J3:'gender-reportrate2014'.J10" chart:label-cell-address="'gender-reportrate2014'.J2:'gender-reportrate2014'.J2" chart:class="chart:bar">
            <chart:data-point chart:style-name="ch10" chart:repeated="4"/>
            <chart:data-point chart:repeated="4"/>
          </chart:series>
          <chart:series chart:style-name="ch11" chart:values-cell-range-address="'gender-reportrate2014'.K3:'gender-reportrate2014'.K10" chart:label-cell-address="'gender-reportrate2014'.K2:'gender-reportrate2014'.K2" chart:class="chart:bar">
            <chart:data-point chart:repeated="3"/>
            <chart:data-point chart:style-name="ch10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orted</text:p>
                <draw:g>
                  <svg:desc>'gender-reportrate2014'.J2:'gender-reportrate2014'.J2</svg:desc>
                </draw:g>
              </table:table-cell>
              <table:table-cell office:value-type="string">
                <text:p>Unreported</text:p>
                <draw:g>
                  <svg:desc>'gender-reportrate2014'.K2:'gender-reportrate2014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 – M</text:p>
                <draw:g>
                  <svg:desc>'gender-reportrate2014'.I3:'gender-reportrate2014'.I10</svg:desc>
                </draw:g>
              </table:table-cell>
              <table:table-cell office:value-type="float" office:value="1489">
                <text:p>1489</text:p>
                <draw:g>
                  <svg:desc>'gender-reportrate2014'.J3:'gender-reportrate2014'.J10</svg:desc>
                </draw:g>
              </table:table-cell>
              <table:table-cell office:value-type="float" office:value="23367">
                <text:p>23367</text:p>
                <draw:g>
                  <svg:desc>'gender-reportrate2014'.K3:'gender-reportrate2014'.K10</svg:desc>
                </draw:g>
              </table:table-cell>
            </table:table-row>
            <table:table-row>
              <table:table-cell office:value-type="string">
                <text:p>Robbery – M</text:p>
              </table:table-cell>
              <table:table-cell office:value-type="float" office:value="226858">
                <text:p>226858</text:p>
              </table:table-cell>
              <table:table-cell office:value-type="float" office:value="168686">
                <text:p>168686</text:p>
              </table:table-cell>
            </table:table-row>
            <table:table-row>
              <table:table-cell office:value-type="string">
                <text:p>Aggravated Assault – M</text:p>
              </table:table-cell>
              <table:table-cell office:value-type="float" office:value="377360">
                <text:p>377360</text:p>
              </table:table-cell>
              <table:table-cell office:value-type="float" office:value="279314">
                <text:p>279314</text:p>
              </table:table-cell>
            </table:table-row>
            <table:table-row>
              <table:table-cell office:value-type="string">
                <text:p>Simple Assault – M</text:p>
              </table:table-cell>
              <table:table-cell office:value-type="float" office:value="566381">
                <text:p>566381</text:p>
              </table:table-cell>
              <table:table-cell office:value-type="float" office:value="1068936">
                <text:p>1068936</text:p>
              </table:table-cell>
            </table:table-row>
            <table:table-row>
              <table:table-cell office:value-type="string">
                <text:p>Rape/Sexual Assault – F</text:p>
              </table:table-cell>
              <table:table-cell office:value-type="float" office:value="93931">
                <text:p>93931</text:p>
              </table:table-cell>
              <table:table-cell office:value-type="float" office:value="159023">
                <text:p>159023</text:p>
              </table:table-cell>
            </table:table-row>
            <table:table-row>
              <table:table-cell office:value-type="string">
                <text:p>Robbery – F</text:p>
              </table:table-cell>
              <table:table-cell office:value-type="float" office:value="177964">
                <text:p>177964</text:p>
              </table:table-cell>
              <table:table-cell office:value-type="float" office:value="90704">
                <text:p>90704</text:p>
              </table:table-cell>
            </table:table-row>
            <table:table-row>
              <table:table-cell office:value-type="string">
                <text:p>Aggravated Assault – F</text:p>
              </table:table-cell>
              <table:table-cell office:value-type="float" office:value="260157">
                <text:p>260157</text:p>
              </table:table-cell>
              <table:table-cell office:value-type="float" office:value="164232">
                <text:p>164232</text:p>
              </table:table-cell>
            </table:table-row>
            <table:table-row>
              <table:table-cell office:value-type="string">
                <text:p>Simple Assault – F</text:p>
              </table:table-cell>
              <table:table-cell office:value-type="float" office:value="761839">
                <text:p>761839</text:p>
              </table:table-cell>
              <table:table-cell office:value-type="float" office:value="856151">
                <text:p>8561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style:font-size-asian="13pt" style:font-size-complex="13pt"/>
    </style:style>
    <style:style style:name="ch3" style:family="chart">
      <style:chart-properties style:rotation-angle="0"/>
      <style:text-properties fo:font-size="15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5" style:family="chart">
      <style:chart-properties chart:percentage="true" chart:vertical="true" chart:include-hidden-cells="false" chart:treat-empty-cells="leave-gap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7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011">
      <style:chart-properties chart:link-data-style-to-source="true" chart:data-label-number="percentage" chart:data-label-text="false" chart:data-label-symbol="false"/>
      <style:graphic-properties draw:stroke="none" draw:fill-color="#aecf00" dr3d:edge-rounding="5%"/>
      <style:text-properties fo:font-size="16pt" fo:font-weight="bold" style:font-size-asian="10pt" style:font-size-complex="10pt"/>
    </style:style>
    <style:style style:name="ch10" style:family="chart" style:data-style-name="N10011">
      <style:chart-properties chart:link-data-style-to-source="true" chart:data-label-number="percentage" chart:data-label-text="false" chart:data-label-symbol="false"/>
      <style:graphic-properties draw:stroke="none" draw:fill-color="#4b1f6f" dr3d:edge-rounding="5%"/>
      <style:text-properties fo:color="#ffffff" fo:font-size="16pt" fo:font-weight="bold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324cm" svg:height="19.504cm" xlink:href=".." xlink:type="simple" chart:class="chart:bar" chart:style-name="ch1">
        <chart:title svg:x="4.12cm" svg:y="0.213cm" chart:style-name="ch2">
          <text:p>Percentage of Reported Vs. Unreported Victimizations</text:p>
        </chart:title>
        <chart:subtitle svg:x="7.389cm" svg:y="1.452cm" chart:style-name="ch3">
          <text:p>By Type of Crime and Gender, NCVS, 2014</text:p>
        </chart:subtitle>
        <chart:legend svg:x="28.588cm" svg:y="0.226cm" style:legend-expansion="custom" chartooo:width="4.109cm" chartooo:height="2.342cm" style:legend-expansion-aspect-ratio="1.75448334756618" chart:style-name="ch4"/>
        <chart:plot-area chart:style-name="ch5" table:cell-range-address="'gender-reportrate2014'.I2:'gender-reportrate2014'.K10" chart:data-source-has-labels="both" svg:x="0.209cm" svg:y="2.714cm" svg:width="34.178cm" svg:height="15.9cm">
          <chartooo:coordinate-region svg:x="5.99cm" svg:y="2.714cm" svg:width="27.721cm" svg:height="15.253cm"/>
          <chart:axis chart:dimension="x" chart:name="primary-x" chart:style-name="ch6" chartooo:axis-type="auto">
            <chartooo:date-scale/>
            <chart:categories table:cell-range-address="'gender-reportrate2014'.I3:'gender-reportrate2014'.I1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gender-reportrate2014'.J3:'gender-reportrate2014'.J10" chart:label-cell-address="'gender-reportrate2014'.J2:'gender-reportrate2014'.J2" chart:class="chart:bar">
            <chart:data-point chart:repeated="8"/>
          </chart:series>
          <chart:series chart:style-name="ch10" chart:values-cell-range-address="'gender-reportrate2014'.K3:'gender-reportrate2014'.K10" chart:label-cell-address="'gender-reportrate2014'.K2:'gender-reportrate2014'.K2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orted</text:p>
                <draw:g>
                  <svg:desc>'gender-reportrate2014'.J2:'gender-reportrate2014'.J2</svg:desc>
                </draw:g>
              </table:table-cell>
              <table:table-cell office:value-type="string">
                <text:p>Unreported</text:p>
                <draw:g>
                  <svg:desc>'gender-reportrate2014'.K2:'gender-reportrate2014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 – M</text:p>
                <draw:g>
                  <svg:desc>'gender-reportrate2014'.I3:'gender-reportrate2014'.I10</svg:desc>
                </draw:g>
              </table:table-cell>
              <table:table-cell office:value-type="float" office:value="1489">
                <text:p>1489</text:p>
                <draw:g>
                  <svg:desc>'gender-reportrate2014'.J3:'gender-reportrate2014'.J10</svg:desc>
                </draw:g>
              </table:table-cell>
              <table:table-cell office:value-type="float" office:value="23367">
                <text:p>23367</text:p>
                <draw:g>
                  <svg:desc>'gender-reportrate2014'.K3:'gender-reportrate2014'.K10</svg:desc>
                </draw:g>
              </table:table-cell>
            </table:table-row>
            <table:table-row>
              <table:table-cell office:value-type="string">
                <text:p>Robbery – M</text:p>
              </table:table-cell>
              <table:table-cell office:value-type="float" office:value="226858">
                <text:p>226858</text:p>
              </table:table-cell>
              <table:table-cell office:value-type="float" office:value="168686">
                <text:p>168686</text:p>
              </table:table-cell>
            </table:table-row>
            <table:table-row>
              <table:table-cell office:value-type="string">
                <text:p>Aggravated Assault – M</text:p>
              </table:table-cell>
              <table:table-cell office:value-type="float" office:value="377360">
                <text:p>377360</text:p>
              </table:table-cell>
              <table:table-cell office:value-type="float" office:value="279314">
                <text:p>279314</text:p>
              </table:table-cell>
            </table:table-row>
            <table:table-row>
              <table:table-cell office:value-type="string">
                <text:p>Simple Assault – M</text:p>
              </table:table-cell>
              <table:table-cell office:value-type="float" office:value="566381">
                <text:p>566381</text:p>
              </table:table-cell>
              <table:table-cell office:value-type="float" office:value="1068936">
                <text:p>1068936</text:p>
              </table:table-cell>
            </table:table-row>
            <table:table-row>
              <table:table-cell office:value-type="string">
                <text:p>Rape/Sexual Assault – F</text:p>
              </table:table-cell>
              <table:table-cell office:value-type="float" office:value="93931">
                <text:p>93931</text:p>
              </table:table-cell>
              <table:table-cell office:value-type="float" office:value="159023">
                <text:p>159023</text:p>
              </table:table-cell>
            </table:table-row>
            <table:table-row>
              <table:table-cell office:value-type="string">
                <text:p>Robbery – F</text:p>
              </table:table-cell>
              <table:table-cell office:value-type="float" office:value="177964">
                <text:p>177964</text:p>
              </table:table-cell>
              <table:table-cell office:value-type="float" office:value="90704">
                <text:p>90704</text:p>
              </table:table-cell>
            </table:table-row>
            <table:table-row>
              <table:table-cell office:value-type="string">
                <text:p>Aggravated Assault – F</text:p>
              </table:table-cell>
              <table:table-cell office:value-type="float" office:value="260157">
                <text:p>260157</text:p>
              </table:table-cell>
              <table:table-cell office:value-type="float" office:value="164232">
                <text:p>164232</text:p>
              </table:table-cell>
            </table:table-row>
            <table:table-row>
              <table:table-cell office:value-type="string">
                <text:p>Simple Assault – F</text:p>
              </table:table-cell>
              <table:table-cell office:value-type="float" office:value="761839">
                <text:p>761839</text:p>
              </table:table-cell>
              <table:table-cell office:value-type="float" office:value="856151">
                <text:p>85615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6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5pt" fo:font-weight="bold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10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ff420e" dr3d:edge-rounding="5%"/>
      <style:text-properties fo:font-size="15pt" fo:font-weight="bold" style:font-size-asian="10pt" style:font-size-complex="10pt"/>
    </style:style>
    <style:style style:name="ch9" style:family="chart">
      <style:chart-properties chart:solid-type="cuboid" chart:label-position="righ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808080" dr3d:edge-rounding="5%"/>
      <style:text-properties fo:font-size="15pt" fo:font-weight="bold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ff950e"/>
      <style:text-properties fo:font-size="15pt" fo:font-weight="bold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7e0021"/>
      <style:text-properties fo:font-size="15pt" fo:font-weight="bold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9.833cm" svg:height="26.642cm" xlink:href=".." xlink:type="simple" chart:class="chart:bar" chart:style-name="ch1">
        <chart:title svg:x="6.599cm" svg:y="0.667cm" chart:style-name="ch2">
          <text:p>Gender of Reported and Unreported Victimizations, By Type of Crime, NCVS, 2014</text:p>
        </chart:title>
        <chart:legend svg:x="0.668cm" svg:y="24.577cm" style:legend-expansion="custom" chartooo:width="37.186cm" chartooo:height="1.878cm" style:legend-expansion-aspect-ratio="19.800851970181" chart:style-name="ch3"/>
        <chart:plot-area chart:style-name="ch4" table:cell-range-address="'gender-reportrate2014'.F17:'gender-reportrate2014'.H20 'gender-reportrate2014'.F16:'gender-reportrate2014'.H16 'gender-reportrate2014'.J16:'gender-reportrate2014'.K20" chart:data-source-has-labels="both" svg:x="0.321cm" svg:y="2.15cm" svg:width="38.207cm" svg:height="22.613cm">
          <chartooo:coordinate-region svg:x="5.652cm" svg:y="2.15cm" svg:width="32.876cm" svg:height="21.781cm"/>
          <chart:axis chart:dimension="x" chart:name="primary-x" chart:style-name="ch5" chartooo:axis-type="auto">
            <chartooo:date-scale/>
            <chart:categories table:cell-range-address="'gender-reportrate2014'.F17:'gender-reportrate2014'.F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ender-reportrate2014'.G17:'gender-reportrate2014'.G20" chart:label-cell-address="'gender-reportrate2014'.G16:'gender-reportrate2014'.G16" chart:class="chart:bar">
            <chart:data-point chart:style-name="ch9"/>
            <chart:data-point chart:repeated="3"/>
          </chart:series>
          <chart:series chart:style-name="ch10" chart:values-cell-range-address="'gender-reportrate2014'.H17:'gender-reportrate2014'.H20" chart:label-cell-address="'gender-reportrate2014'.H16:'gender-reportrate2014'.H16" chart:class="chart:bar">
            <chart:data-point chart:style-name="ch9"/>
            <chart:data-point chart:repeated="3"/>
          </chart:series>
          <chart:series chart:style-name="ch11" chart:values-cell-range-address="'gender-reportrate2014'.J17:'gender-reportrate2014'.J20" chart:label-cell-address="'gender-reportrate2014'.J16:'gender-reportrate2014'.J16" chart:class="chart:bar">
            <chart:data-point chart:repeated="4"/>
          </chart:series>
          <chart:series chart:style-name="ch12" chart:values-cell-range-address="'gender-reportrate2014'.K17:'gender-reportrate2014'.K20" chart:label-cell-address="'gender-reportrate2014'.K16:'gender-reportrate2014'.K16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orted – M</text:p>
                <draw:g>
                  <svg:desc>'gender-reportrate2014'.G16:'gender-reportrate2014'.G16</svg:desc>
                </draw:g>
              </table:table-cell>
              <table:table-cell office:value-type="string">
                <text:p>Unreported – M</text:p>
                <draw:g>
                  <svg:desc>'gender-reportrate2014'.H16:'gender-reportrate2014'.H16</svg:desc>
                </draw:g>
              </table:table-cell>
              <table:table-cell office:value-type="string">
                <text:p>Reported – F</text:p>
                <draw:g>
                  <svg:desc>'gender-reportrate2014'.J16:'gender-reportrate2014'.J16</svg:desc>
                </draw:g>
              </table:table-cell>
              <table:table-cell office:value-type="string">
                <text:p>Unreported – F</text:p>
                <draw:g>
                  <svg:desc>'gender-reportrate2014'.K16:'gender-reportrate2014'.K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</text:p>
                <draw:g>
                  <svg:desc>'gender-reportrate2014'.F17:'gender-reportrate2014'.F20</svg:desc>
                </draw:g>
              </table:table-cell>
              <table:table-cell office:value-type="float" office:value="1489">
                <text:p>1489</text:p>
                <draw:g>
                  <svg:desc>'gender-reportrate2014'.G17:'gender-reportrate2014'.G20</svg:desc>
                </draw:g>
              </table:table-cell>
              <table:table-cell office:value-type="float" office:value="23367">
                <text:p>23367</text:p>
                <draw:g>
                  <svg:desc>'gender-reportrate2014'.H17:'gender-reportrate2014'.H20</svg:desc>
                </draw:g>
              </table:table-cell>
              <table:table-cell office:value-type="float" office:value="93931">
                <text:p>93931</text:p>
                <draw:g>
                  <svg:desc>'gender-reportrate2014'.J17:'gender-reportrate2014'.J20</svg:desc>
                </draw:g>
              </table:table-cell>
              <table:table-cell office:value-type="float" office:value="159023">
                <text:p>159023</text:p>
                <draw:g>
                  <svg:desc>'gender-reportrate2014'.K17:'gender-reportrate2014'.K20</svg:desc>
                </draw:g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226858">
                <text:p>226858</text:p>
              </table:table-cell>
              <table:table-cell office:value-type="float" office:value="168686">
                <text:p>168686</text:p>
              </table:table-cell>
              <table:table-cell office:value-type="float" office:value="177964">
                <text:p>177964</text:p>
              </table:table-cell>
              <table:table-cell office:value-type="float" office:value="90704">
                <text:p>90704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377360">
                <text:p>377360</text:p>
              </table:table-cell>
              <table:table-cell office:value-type="float" office:value="279314">
                <text:p>279314</text:p>
              </table:table-cell>
              <table:table-cell office:value-type="float" office:value="260157">
                <text:p>260157</text:p>
              </table:table-cell>
              <table:table-cell office:value-type="float" office:value="164232">
                <text:p>164232</text:p>
              </table:table-cell>
            </table:table-row>
            <table:table-row>
              <table:table-cell office:value-type="string">
                <text:p>Simple Assault</text:p>
              </table:table-cell>
              <table:table-cell office:value-type="float" office:value="566381">
                <text:p>566381</text:p>
              </table:table-cell>
              <table:table-cell office:value-type="float" office:value="1068936">
                <text:p>1068936</text:p>
              </table:table-cell>
              <table:table-cell office:value-type="float" office:value="761839">
                <text:p>761839</text:p>
              </table:table-cell>
              <table:table-cell office:value-type="float" office:value="856151">
                <text:p>85615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